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al project ideas:</text:p>
      <text:p text:style-name="Standard"/>
      <text:list xml:id="list1973194512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4-11T14:39:36</meta:creation-date>
    <dc:date>2013-04-11T14:40:06</dc:date>
    <dc:creator>Braden Licastro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" meta:word-count="3" meta:character-count="20" meta:non-whitespace-character-count="18"/>
  </office:meta>
</office:document-meta>
</file>